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a96f0" officeooo:paragraph-rsid="0016c2ab"/>
    </style:style>
    <style:style style:name="P4" style:family="paragraph" style:parent-style-name="Standard">
      <style:text-properties officeooo:rsid="001c4275" officeooo:paragraph-rsid="0016c2ab"/>
    </style:style>
    <style:style style:name="P5" style:family="paragraph" style:parent-style-name="Standard">
      <style:text-properties officeooo:rsid="003ddd16" officeooo:paragraph-rsid="0016c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3"><text:a xlink:type="simple" xlink:href="https://coderprog.com/tensorflow-google-cloud-ml-engine-deep-learning/" text:style-name="Internet_20_link" text:visited-style-name="Visited_20_Internet_20_Link"/></text:p>
      <text:p text:style-name="P3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4"><text:a xlink:type="simple" xlink:href="https://coderprog.com/aws-machine-learning-essential-training/" text:style-name="Internet_20_link" text:visited-style-name="Visited_20_Internet_20_Link"/></text:p>
      <text:p text:style-name="P4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5"><text:a xlink:type="simple" xlink:href="https://coderprog.com/text-mining-fundamentals/" text:style-name="Internet_20_link" text:visited-style-name="Visited_20_Internet_20_Link"/></text:p>
      <text:p text:style-name="P5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4-22T14:30:00.610433698</dc:date>
    <meta:editing-duration>PT39S</meta:editing-duration>
    <meta:editing-cycles>1</meta:editing-cycles>
    <meta:document-statistic meta:table-count="0" meta:image-count="0" meta:object-count="0" meta:page-count="1" meta:paragraph-count="5" meta:word-count="5" meta:character-count="281" meta:non-whitespace-character-count="281"/>
  </office:meta>
</office:document-meta>
</file>